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0e3fb2"/>
    </style:style>
    <style:style style:name="P2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333333" style:font-name="Open Sans" fo:font-size="10.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333333" style:font-name="Open Sans" fo:font-size="10.5pt" fo:letter-spacing="normal" fo:font-style="normal" fo:font-weight="normal" officeooo:paragraph-rsid="000e3fb2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style:font-name="Open Sans" fo:font-size="10.5pt" fo:letter-spacing="normal" fo:font-style="normal" fo:font-weight="normal" officeooo:paragraph-rsid="000e3fb2"/>
    </style:style>
    <style:style style:name="T1" style:family="text">
      <style:text-properties officeooo:rsid="000e3fb2"/>
    </style:style>
    <style:style style:name="T2" style:family="text">
      <style:text-properties officeooo:rsid="000f7719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- Dados los siguientes identificadores, indicar si son válidos o no. Justificar las respuestas.</text:p>
      <text:p text:style-name="P5"/>
      <text:p text:style-name="P1"><text:span text:style-name="T1">a) </text:span>mi variable: <text:span text:style-name="T2">Incorrecto, no puede haber espacios en los identificadores.</text:span></text:p>
      <text:list xml:id="list2601143511" text:style-name="L1">
        <text:list-header>
          <text:p text:style-name="P3"><text:span text:style-name="T1">b) </text:span>num_de_cte: <text:span text:style-name="T2">Correcto, se utiliza en nombre de constantes</text:span></text:p>
          <text:p text:style-name="P2"><text:span text:style-name="T1">c) </text:span>____programa: <text:span text:style-name="T1">por convenio no se utiliza la barra baja al comienzo de un identificador.</text:span></text:p>
          <text:p text:style-name="P2"><text:span text:style-name="T1">d) </text:span>$alguna: <text:span text:style-name="T1">por convenio no se utiliza el simbolo de dólar al comienzo de un identificador.</text:span></text:p>
          <text:p text:style-name="P2"><text:span text:style-name="T1">e) </text:span>3tema: <text:span text:style-name="T2">Incorrecto,</text:span> <text:span text:style-name="T2">los identificadores no pueden ser ni empezar por numeros.</text:span></text:p>
          <text:p text:style-name="P2"><text:span text:style-name="T1">f) </text:span>cierto?: <text:span text:style-name="T2">Incorrecto, </text:span></text:p>
          <text:p text:style-name="P2"><text:span text:style-name="T1">g) </text:span>númerodeCliente: <text:span text:style-name="T2">Incorrecto,</text:span> <text:span text:style-name="T2">No puede contener tildes.</text:span></text:p>
          <text:p text:style-name="P2"><text:span text:style-name="T1">h) </text:span>jose~ : <text:span text:style-name="T2">Incorrecto,</text:span> <text:span text:style-name="T2">no puede contener caracteres especiales.</text:span></text:p>
          <text:p text:style-name="P2"><text:span text:style-name="T1">i) </text:span>año : <text:span text:style-name="T2">correcto, es una palabra que comienza por minuscula.</text:span></text:p>
          <text:p text:style-name="P2"><text:span text:style-name="T1">j) </text:span>PI: <text:span text:style-name="T2">Incorrecto, palabra reservada.</text:span></text:p>
          <text:p text:style-name="P2"><text:span text:style-name="T1">k) </text:span>in<text:span text:style-name="T1">t: Incorrecto , palabra reservada.</text:span></text:p>
        </text:list-header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21:55:02.214106722</meta:creation-date>
    <dc:date>2017-10-14T22:45:26.861808727</dc:date>
    <meta:editing-duration>PT28M54S</meta:editing-duration>
    <meta:editing-cycles>1</meta:editing-cycles>
    <meta:document-statistic meta:table-count="0" meta:image-count="0" meta:object-count="0" meta:page-count="1" meta:paragraph-count="12" meta:word-count="118" meta:character-count="772" meta:non-whitespace-character-count="665"/>
    <meta:generator>LibreOffice/5.4.1.2.0$Linux_X86_64 LibreOffice_project/40m0$Build-2</meta:generator>
  </office:meta>
</office:document-meta>
</file>